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000000451000002527829878EDD1580FC.png" manifest:media-type="image/png"/>
  <manifest:file-entry manifest:full-path="Pictures/1000020100000520000000CCB702E4F37C5A14AE.png" manifest:media-type="image/png"/>
  <manifest:file-entry manifest:full-path="Pictures/1000000000000091000000917AA087D02313D5B4.png" manifest:media-type="image/png"/>
  <manifest:file-entry manifest:full-path="Pictures/10000000000001DA0000013C8D2C1E787AFCE692.png" manifest:media-type="image/png"/>
  <manifest:file-entry manifest:full-path="Pictures/100000000000057C0000033CD72A6EE75418E971.png" manifest:media-type="image/png"/>
  <manifest:file-entry manifest:full-path="Pictures/10000000000002CD00000319DAFA6968DC7796A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2.13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hoix des matériau </text:p>
          </draw:text-box>
        </draw:frame>
        <draw:frame draw:style-name="gr1" draw:text-style-name="P1" draw:layer="layout" svg:width="6.201cm" svg:height="6.201cm" svg:x="18.366cm" svg:y="6.4cm">
          <draw:image xlink:href="Pictures/1000000000000091000000917AA087D02313D5B4.png" xlink:type="simple" xlink:show="embed" xlink:actuate="onLoad" draw:mime-type="image/png">
            <text:p/>
          </draw:image>
        </draw:frame>
        <draw:frame draw:style-name="gr1" draw:text-style-name="P1" draw:layer="layout" svg:width="12.54cm" svg:height="8.36cm" svg:x="2.2cm" svg:y="5.44cm">
          <draw:image xlink:href="Pictures/10000000000001DA0000013C8D2C1E787AFCE6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araison </text:p>
          </draw:text-box>
        </draw:frame>
        <draw:frame draw:style-name="gr1" draw:text-style-name="P1" draw:layer="layout" svg:width="20.2cm" svg:height="11.913cm" svg:x="6.4cm" svg:y="3.6cm">
          <draw:image xlink:href="Pictures/100000000000057C0000033CD72A6EE75418E971.png" xlink:type="simple" xlink:show="embed" xlink:actuate="onLoad" draw:mime-type="image/png">
            <text:p/>
          </draw:image>
        </draw:frame>
        <draw:frame draw:style-name="gr3" draw:text-style-name="P3" draw:layer="layout" svg:width="5.252cm" svg:height="2.385cm" svg:x="0.548cm" svg:y="4.415cm">
          <draw:text-box>
            <text:p><text:span text:style-name="T1">Sélectionnés :</text:span></text:p>
            <text:p><text:span text:style-name="T1">1)Polypropylène </text:span></text:p>
            <text:p><text:span text:style-name="T1">2)Polyphylène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araison </text:p>
          </draw:text-box>
        </draw:frame>
        <draw:frame draw:style-name="gr1" draw:text-style-name="P1" draw:layer="layout" svg:width="21.013cm" svg:height="11.295cm" svg:x="5.587cm" svg:y="3.905cm">
          <draw:image xlink:href="Pictures/1000000000000451000002527829878EDD1580FC.png" xlink:type="simple" xlink:show="embed" xlink:actuate="onLoad" draw:mime-type="image/png">
            <text:p/>
          </draw:image>
        </draw:frame>
        <draw:frame draw:style-name="gr4" draw:text-style-name="P5" draw:layer="layout" svg:width="5.4cm" svg:height="2.384cm" svg:x="0.6cm" svg:y="5cm">
          <draw:text-box>
            <text:p><text:span text:style-name="T1">Sélectionnés</text:span> :</text:p>
            <text:p>1)Polypropylène </text:p>
            <text:p>2)Polyphylène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atériau <text:s/></text:p>
          </draw:text-box>
        </draw:frame>
        <draw:frame draw:style-name="gr1" draw:text-style-name="P1" draw:layer="layout" svg:width="14.24cm" svg:height="15.749cm" svg:x="13.56cm" svg:y="0.042cm">
          <draw:image xlink:href="Pictures/10000000000002CD00000319DAFA6968DC7796A6.png" xlink:type="simple" xlink:show="embed" xlink:actuate="onLoad" draw:mime-type="image/png">
            <text:p/>
          </draw:image>
        </draw:frame>
        <draw:frame draw:style-name="gr5" draw:text-style-name="P5" draw:layer="layout" svg:width="11cm" svg:height="0.962cm" svg:x="1cm" svg:y="5.6cm">
          <draw:text-box>
            <text:p>Polypropylène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2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520000000CCB702E4F37C5A14AE.png" xlink:type="simple" xlink:show="embed" xlink:actuate="onLoad" draw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03T09:11:53.148000000</meta:creation-date>
    <meta:editing-duration>PT14M22S</meta:editing-duration>
    <meta:editing-cycles>3</meta:editing-cycles>
    <meta:generator>LibreOffice/7.1.4.2$Windows_x86 LibreOffice_project/a529a4fab45b75fefc5b6226684193eb000654f6</meta:generator>
    <dc:title>Bright Blue</dc:title>
    <dc:date>2021-07-25T15:54:31.150000000</dc:date>
    <dc:creator>S CANET</dc:creator>
    <meta:document-statistic meta:object-count="42"/>
  </office:meta>
</office:document-meta>
</file>